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3">
      <style:text-properties officeooo:paragraph-rsid="0012986c"/>
    </style:style>
    <style:style style:name="P2" style:family="paragraph" style:parent-style-name="Standard">
      <style:text-properties officeooo:paragraph-rsid="0012986c"/>
    </style:style>
    <style:style style:name="P3" style:family="paragraph" style:parent-style-name="Standard" style:list-style-name="L5">
      <style:text-properties officeooo:paragraph-rsid="0012986c"/>
    </style:style>
    <style:style style:name="P4" style:family="paragraph" style:parent-style-name="Standard" style:list-style-name="L5">
      <style:text-properties officeooo:paragraph-rsid="0012e720"/>
    </style:style>
    <style:style style:name="T1" style:family="text">
      <style:text-properties officeooo:rsid="0012986c"/>
    </style:style>
    <style:style style:name="T2" style:family="text">
      <style:text-properties officeooo:rsid="0012e72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436655" text:style-name="L3">
        <text:list-item>
          <text:p text:style-name="P1"><text:span text:style-name="T1">Brief description of the problem:</text:span></text:p>
        </text:list-item>
      </text:list>
      <text:p text:style-name="P2"><text:span text:style-name="T1"><text:tab/></text:span></text:p>
      <text:p text:style-name="P2"><text:span text:style-name="T1">The problem is creating an AI-Solver for the game 2048. This is a board game, where you have an nxn grid, with tiles from 2 to 2048. You have four moves; up, left, down right, and when two tiles that have the same value hit each other, they merge. The required problem is to use different search algorithms (BFS, DFS, Iterative Deepening, Greedy, A*) to find the solution with the minimum score (where score is incremented by the new value everytime a new node is created).</text:span></text:p>
      <text:p text:style-name="P2"><text:span text:style-name="T1"><text:tab/></text:span></text:p>
      <text:list xml:id="list43724059" text:continue-numbering="true" text:style-name="L3">
        <text:list-item>
          <text:p text:style-name="P1"><text:span text:style-name="T1">Implementation of SearchTreeNode</text:span></text:p>
        </text:list-item>
      </text:list>
      <text:p text:style-name="P2"><text:span text:style-name="T1"/></text:p>
      <text:p text:style-name="P2"><text:span text:style-name="T1">Our implementation for SearchTreeNode contains a State, which is an abstract class, extended by the state for our game, State2048. State2048 contains the grid as a 2D array, and the current score. It also contains the parent node, which enables us to traverse the solution backwards when found. We also include the enum Operators, which is the available moves for this game, in our case, up, down, left and right. Finally we keep the current depth of the node, as well as the current score.</text:span></text:p>
      <text:p text:style-name="P2"><text:span text:style-name="T1"/></text:p>
      <text:list xml:id="list43599112" text:style-name="L5">
        <text:list-item>
          <text:p text:style-name="P3"><text:span text:style-name="T1">Heuristics</text:span></text:p>
          <text:list>
            <text:list-item>
              <text:p text:style-name="P4"><text:span text:style-name="T2">Maximum corner: a node is preferable if it has a larger maximum corner; we return the value of the maximum corner. This is admissible because to reach the value of the maximum corner, the score is at least the same as the value.</text:span></text:p>
            </text:list-item>
            <text:list-item>
              <text:p text:style-name="P4"><text:span text:style-name="T2">Number of possible merges: a node is preferable if it has a larger number of possible merges; we return the number of possible merges with the neighboring cells. It is admissible because we always have a score larger than the number of possible merges, except in the case of the beginning board, where we return 0.</text:span></text:p>
            </text:list-item>
          </text:list>
        </text:list-item>
      </text:list>
      <text:p text:style-name="P2"><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23:28:40.01</meta:creation-date>
    <dc:date>2014-10-16T23:55:50.31</dc:date>
    <meta:editing-duration>PT11M19S</meta:editing-duration>
    <meta:editing-cycles>1</meta:editing-cycles>
    <meta:document-statistic meta:table-count="0" meta:image-count="0" meta:object-count="0" meta:page-count="1" meta:paragraph-count="9" meta:word-count="285" meta:character-count="1594" meta:non-whitespace-character-count="1320"/>
    <meta:generator>LibreOffice/3.6$Windows_x86 LibreOffice_project/2ef5aff-a6fb0ff-166bdff-cf087ad-0f1389</meta:generator>
  </office:meta>
</office:document-meta>
</file>